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use-window-font-color="true" style:font-name="Calibri1" fo:font-size="10pt" style:font-name-asian="Calibri1" style:font-size-asian="10pt" style:font-name-complex="Calibri1" style:font-size-complex="10pt"/>
    </style:style>
    <style:style style:name="P2" style:family="paragraph" style:parent-style-name="Standard">
      <style:paragraph-properties style:text-autospace="none"/>
      <style:text-properties fo:color="#000000" style:font-name="Calibri" fo:font-size="10pt" style:font-name-asian="Calibri" style:font-size-asian="10pt" style:font-name-complex="Calibri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DATABASE <text:s/>SCRABBLE ;</text:p>
      <text:p text:style-name="P2">CREATE TABLE PARTIES(</text:p>
      <text:p text:style-name="P2"><text:s text:c="3"/>ID_PARTIE INT,</text:p>
      <text:p text:style-name="P2"><text:s text:c="3"/>DATE_PARTIE DATETIME NOT NULL,</text:p>
      <text:p text:style-name="P2"><text:s text:c="3"/>PRIMARY KEY(ID_PARTIE),</text:p>
      <text:p text:style-name="P2"><text:s text:c="3"/>UNIQUE(DATE_PARTIE)</text:p>
      <text:p text:style-name="P2">);</text:p>
      <text:p text:style-name="P2"/>
      <text:p text:style-name="P2">CREATE TABLE JOUEUR(</text:p>
      <text:p text:style-name="P2"><text:s text:c="3"/>ID_JOUEUR VARCHAR(50),</text:p>
      <text:p text:style-name="P2"><text:s text:c="3"/>NOM_JOUEUR VARCHAR(50),</text:p>
      <text:p text:style-name="P2"><text:s text:c="3"/>PRIMARY KEY(ID_JOUEUR)</text:p>
      <text:p text:style-name="P2">);</text:p>
      <text:p text:style-name="P2"/>
      <text:p text:style-name="P2">CREATE TABLE ORDRE_SCORE(</text:p>
      <text:p text:style-name="P2"><text:s text:c="3"/>ID_PARTIE INT,</text:p>
      <text:p text:style-name="P2"><text:s text:c="3"/>ID_JOUEUR VARCHAR(50),</text:p>
      <text:p text:style-name="P2"><text:s text:c="3"/>ENCOURS<text:tab/>BOOL,</text:p>
      <text:p text:style-name="P2"><text:s text:c="3"/>NUM_ORDRE INT,</text:p>
      <text:p text:style-name="P2"><text:s text:c="3"/>SCORE INT,</text:p>
      <text:p text:style-name="P2"><text:s text:c="3"/>PRIMARY KEY(ID_PARTIE, ID_JOUEUR),</text:p>
      <text:p text:style-name="P2"><text:s text:c="3"/>FOREIGN KEY(ID_PARTIE) REFERENCES PARTIES(ID_PARTIE),</text:p>
      <text:p text:style-name="P2"><text:s text:c="3"/>FOREIGN KEY(ID_JOUEUR) REFERENCES JOUEUR(ID_JOUEUR)</text:p>
      <text:p text:style-name="P2">);</text:p>
      <text:p text:style-name="P1"/>
      <text:p text:style-name="Standard">insert into joueur values (1,'olivier');</text:p>
      <text:p text:style-name="Standard">insert into joueur values (2,'Enzo');</text:p>
      <text:p text:style-name="Standard">insert into joueur values (3,'Claudine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ivier RACINET</meta:initial-creator>
    <meta:creation-date>2024-12-14T08:39:54.97</meta:creation-date>
    <dc:date>2025-02-08T09:58:43.42</dc:date>
    <dc:creator>olivier RACINET</dc:creator>
    <meta:editing-duration>PT7M8S</meta:editing-duration>
    <meta:editing-cycles>5</meta:editing-cycles>
    <meta:generator>OpenOffice/4.1.15$Win32 OpenOffice.org_project/4115m2$Build-9813</meta:generator>
    <meta:document-statistic meta:table-count="0" meta:image-count="0" meta:object-count="0" meta:page-count="1" meta:paragraph-count="25" meta:word-count="67" meta:character-count="626"/>
  </office:meta>
</office:document-meta>
</file>